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60e0b" officeooo:paragraph-rsid="00060e0b"/>
    </style:style>
    <style:style style:name="P2" style:family="paragraph" style:parent-style-name="Standard">
      <style:paragraph-properties style:writing-mode="lr-tb"/>
      <style:text-properties style:font-name="Consolas" fo:font-size="10pt" style:font-size-asian="10pt" style:font-size-complex="10pt"/>
    </style:style>
    <style:style style:name="P3" style:family="paragraph" style:parent-style-name="Standard">
      <loext:graphic-properties draw:fill="solid" draw:fill-color="#1e1e1e"/>
      <style:paragraph-properties fo:background-color="#1e1e1e" fo:padding="0cm" fo:border="none" style:shadow="none" style:writing-mode="lr-tb"/>
      <style:text-properties style:font-name="Consolas" fo:font-size="13pt" style:font-size-asian="13pt" style:font-size-complex="13pt"/>
    </style:style>
    <style:style style:name="P4" style:family="paragraph" style:parent-style-name="Text_20_body">
      <style:text-properties officeooo:paragraph-rsid="00062931"/>
    </style:style>
    <style:style style:name="P5" style:family="paragraph" style:parent-style-name="Text_20_body"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officeooo:rsid="00060e0b"/>
    </style:style>
    <style:style style:name="T2" style:family="text">
      <style:text-properties fo:color="#47a2ed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e6e6aa" loext:opacity="100%" style:font-name="JetBrains Mono" fo:font-style="normal" fo:font-weight="normal" style:font-style-asian="normal" style:font-weight-asian="normal"/>
    </style:style>
    <style:style style:name="T4" style:family="text">
      <style:text-properties fo:color="#d4d4d4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94dbfd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cd9069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72737a" loext:opacity="100%" style:font-name="JetBrains Mono" fo:font-style="normal" fo:font-weight="normal" style:font-style-asian="normal" style:font-weight-asian="normal"/>
    </style:style>
    <style:style style:name="T8" style:family="text">
      <style:text-properties officeooo:rsid="0006293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875cm" fo:min-width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61cm" fo:min-width="1.9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478cm" fo:min-width="1.8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796cm" fo:min-width="2.3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.429cm" fo:min-width="4.1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<text:bookmark text:name="yui_3_18_1_1_1736364127479_88"/>2.8 Sistema basado en regla<text:span text:style-name="T1">s</text:span><text:line-break/></text:h>
      <text:p text:style-name="Standard"/>
      <text:p text:style-name="P5">a) Inventa un ejemplo sencillo de 4 preguntas de un sistema basado en reglas, primero  muéstralo de forma gráfica (como el de  la figura 2.7)  y después presentalo en un código escrito en un lenguaje de programación (Java, Python, Lisp, Prolog,...).</text:p>
      <text:p text:style-name="P5"/>
      <text:p text:style-name="P5"><draw:custom-shape text:anchor-type="paragraph" draw:z-index="0" draw:name="Forma1" draw:style-name="gr8" draw:text-style-name="P9" svg:width="4.155cm" svg:height="1.43cm" svg:x="5.405cm" svg:y="0.469cm"><text:p text:style-name="P7">¿Es día laboral?</text:p><draw:enhanced-geometry svg:viewBox="0 0 21600 21600" draw:type="rectangle" draw:enhanced-path="M 0 0 L 21600 0 21600 21600 0 21600 0 0 Z N"/></draw:custom-shape></text:p>
      <text:p text:style-name="P5"/>
      <text:p text:style-name="P5"><draw:line text:anchor-type="paragraph" draw:z-index="7" draw:name="Forma2" draw:style-name="gr3" draw:text-style-name="P7" svg:x1="4.822cm" svg:y1="2.138cm" svg:x2="5.933cm" svg:y2="0.286cm"><text:p/></draw:line><draw:line text:anchor-type="paragraph" draw:z-index="8" draw:name="Forma3" draw:style-name="gr3" draw:text-style-name="P7" svg:x1="9.32cm" svg:y1="0.286cm" svg:x2="10.775cm" svg:y2="2.165cm"><text:p/></draw:line></text:p>
      <text:p text:style-name="P5"><draw:frame text:anchor-type="paragraph" draw:z-index="13" draw:name="Forma8" draw:style-name="gr2" draw:text-style-name="P6" svg:width="0.9cm" svg:height="0.727cm" svg:x="4.24cm" svg:y="0.086cm"><draw:text-box><text:p>Si</text:p></draw:text-box></draw:frame><draw:frame text:anchor-type="paragraph" draw:z-index="14" draw:name="Forma8_0" draw:style-name="gr1" draw:text-style-name="P6" svg:width="0.9cm" svg:height="0.742cm" svg:x="10.776cm" svg:y="0.141cm"><draw:text-box><text:p>No</text:p></draw:text-box></draw:frame></text:p>
      <text:p text:style-name="P5"/>
      <text:p text:style-name="P5"><draw:custom-shape text:anchor-type="paragraph" draw:z-index="1" draw:name="Forma1_0" draw:style-name="gr8" draw:text-style-name="P8" svg:width="4.155cm" svg:height="1.43cm" svg:x="2.071cm" svg:y="-0.28cm"><text:p text:style-name="P7">¿Clima lluvioso?</text:p><draw:enhanced-geometry svg:viewBox="0 0 21600 21600" draw:type="rectangle" draw:enhanced-path="M 0 0 L 21600 0 21600 21600 0 21600 0 0 Z N"/></draw:custom-shape><draw:custom-shape text:anchor-type="paragraph" draw:z-index="2" draw:name="Forma1_1" draw:style-name="gr8" draw:text-style-name="P8" svg:width="4.155cm" svg:height="1.43cm" svg:x="9.929cm" svg:y="-0.254cm"><text:p text:style-name="P7">¿Buen dia?</text:p><draw:enhanced-geometry svg:viewBox="0 0 21600 21600" draw:type="rectangle" draw:enhanced-path="M 0 0 L 21600 0 21600 21600 0 21600 0 0 Z N"/></draw:custom-shape></text:p>
      <text:p text:style-name="P5"><draw:line text:anchor-type="paragraph" draw:z-index="9" draw:name="Forma4" draw:style-name="gr3" draw:text-style-name="P7" svg:x1="3.288cm" svg:y1="0.235cm" svg:x2="2.044cm" svg:y2="1.77cm"><text:p/></draw:line><draw:line text:anchor-type="paragraph" draw:z-index="10" draw:name="Forma5" draw:style-name="gr3" draw:text-style-name="P7" svg:x1="5.14cm" svg:y1="0.342cm" svg:x2="5.96cm" svg:y2="1.848cm"><text:p/></draw:line><draw:line text:anchor-type="paragraph" draw:z-index="11" draw:name="Forma6" draw:style-name="gr3" draw:text-style-name="P7" svg:x1="10.802cm" svg:y1="0.369cm" svg:x2="9.638cm" svg:y2="2.249cm"><text:p/></draw:line><draw:line text:anchor-type="paragraph" draw:z-index="12" draw:name="Forma7" draw:style-name="gr3" draw:text-style-name="P7" svg:x1="13.21cm" svg:y1="0.369cm" svg:x2="14.136cm" svg:y2="1.955cm"><text:p/></draw:line></text:p>
      <text:p text:style-name="P5"><draw:frame text:anchor-type="paragraph" draw:z-index="15" draw:name="Forma8_1" draw:style-name="gr2" draw:text-style-name="P6" svg:width="0.9cm" svg:height="0.727cm" svg:x="1.409cm" svg:y="-0.122cm"><draw:text-box><text:p>Si</text:p></draw:text-box></draw:frame><draw:frame text:anchor-type="paragraph" draw:z-index="16" draw:name="Forma8_2" draw:style-name="gr2" draw:text-style-name="P6" svg:width="0.9cm" svg:height="0.727cm" svg:x="5.96cm" svg:y="-0.095cm"><draw:text-box><text:p>No</text:p></draw:text-box></draw:frame><draw:frame text:anchor-type="paragraph" draw:z-index="17" draw:name="Forma8_3" draw:style-name="gr1" draw:text-style-name="P6" svg:width="0.9cm" svg:height="0.742cm" svg:x="9.347cm" svg:y="0.012cm"><draw:text-box><text:p>Si</text:p></draw:text-box></draw:frame><draw:frame text:anchor-type="paragraph" draw:z-index="18" draw:name="Forma8_4" draw:style-name="gr1" draw:text-style-name="P6" svg:width="0.9cm" svg:height="0.742cm" svg:x="13.898cm" svg:y="-0.199cm"><draw:text-box><text:p>No</text:p></draw:text-box></draw:frame></text:p>
      <text:p text:style-name="P5"><draw:custom-shape text:anchor-type="paragraph" draw:z-index="3" draw:name="Forma1_2" draw:style-name="gr7" draw:text-style-name="P8" svg:width="2.303cm" svg:height="0.796cm" svg:x="0.245cm" svg:y="0.157cm"><text:p text:style-name="P7">Paraguas</text:p><draw:enhanced-geometry svg:viewBox="0 0 21600 21600" draw:type="rectangle" draw:enhanced-path="M 0 0 L 21600 0 21600 21600 0 21600 0 0 Z N"/></draw:custom-shape><draw:custom-shape text:anchor-type="paragraph" draw:z-index="6" draw:name="Forma1_5" draw:style-name="gr4" draw:text-style-name="P8" svg:width="2.276cm" svg:height="0.876cm" svg:x="13.104cm" svg:y="0.023cm"><text:p text:style-name="P7">Relajate</text:p><draw:enhanced-geometry svg:viewBox="0 0 21600 21600" draw:type="rectangle" draw:enhanced-path="M 0 0 L 21600 0 21600 21600 0 21600 0 0 Z N"/></draw:custom-shape><draw:custom-shape text:anchor-type="paragraph" draw:z-index="5" draw:name="Forma1_4" draw:style-name="gr5" draw:text-style-name="P8" svg:width="1.959cm" svg:height="0.611cm" svg:x="8.5cm" svg:y="0.318cm"><text:p text:style-name="P7">Parque</text:p><draw:enhanced-geometry svg:viewBox="0 0 21600 21600" draw:type="rectangle" draw:enhanced-path="M 0 0 L 21600 0 21600 21600 0 21600 0 0 Z N"/></draw:custom-shape><draw:custom-shape text:anchor-type="paragraph" draw:z-index="4" draw:name="Forma1_3" draw:style-name="gr6" draw:text-style-name="P8" svg:width="1.879cm" svg:height="0.479cm" svg:x="5.722cm" svg:y="0.236cm"><text:p text:style-name="P7">Gafas</text:p><draw:enhanced-geometry svg:viewBox="0 0 21600 21600" draw:type="rectangle" draw:enhanced-path="M 0 0 L 21600 0 21600 21600 0 21600 0 0 Z N"/></draw:custom-shape></text:p>
      <text:p text:style-name="P5"/>
      <text:p text:style-name="P3"><text:span text:style-name="T2">def </text:span><text:span text:style-name="T3">sistema_basado_en_reglas</text:span><text:span text:style-name="T4">(</text:span><text:span text:style-name="T5">dia</text:span><text:span text:style-name="T4">, </text:span><text:span text:style-name="T5">clima</text:span><text:span text:style-name="T4">):</text:span><text:line-break/><text:span text:style-name="T2">if </text:span><text:span text:style-name="T5">dia == </text:span><text:span text:style-name="T6">"laboral"</text:span><text:span text:style-name="T4">:</text:span><text:line-break/><text:span text:style-name="T4"> <text:s/></text:span><text:span text:style-name="T2">if </text:span><text:span text:style-name="T5">clima == </text:span><text:span text:style-name="T6">"lluvioso"</text:span><text:span text:style-name="T4">:</text:span><text:line-break/><text:span text:style-name="T4"> <text:s text:c="3"/></text:span><text:span text:style-name="T2">return </text:span><text:span text:style-name="T6">"Lleva paraguas"</text:span><text:line-break/><text:span text:style-name="T6"> <text:s/></text:span><text:span text:style-name="T5">elif clima == </text:span><text:span text:style-name="T6">"soleado"</text:span><text:span text:style-name="T4">:</text:span><text:line-break/><text:span text:style-name="T4"> <text:s text:c="3"/></text:span><text:span text:style-name="T2">return </text:span><text:span text:style-name="T6">"Usa gafas de sol"</text:span><text:line-break/><text:span text:style-name="T6"> <text:s text:c="3"/></text:span><text:span text:style-name="T5">elif dia == </text:span><text:span text:style-name="T7">"fin de semana":</text:span><text:line-break/><text:span text:style-name="T7"> <text:s text:c="3"/></text:span><text:span text:style-name="T2">if </text:span><text:span text:style-name="T5">clima == </text:span><text:span text:style-name="T6">"buen clima"</text:span><text:span text:style-name="T4">:</text:span><text:line-break/><text:span text:style-name="T4"> <text:s text:c="5"/></text:span><text:span text:style-name="T2">return </text:span><text:span text:style-name="T6">"Sal al parque"</text:span><text:line-break/><text:span text:style-name="T6"> <text:s text:c="3"/></text:span><text:span text:style-name="T2">else</text:span><text:span text:style-name="T4">:</text:span><text:line-break/><text:span text:style-name="T4"> <text:s/></text:span><text:span text:style-name="T2">return </text:span><text:span text:style-name="T6">"Relájate en casa"</text:span><text:line-break/><text:span text:style-name="T6"> <text:s/></text:span><text:span text:style-name="T2">return </text:span><text:span text:style-name="T6">"Condición no especificada"</text:span><text:line-break/><text:line-break/><text:span text:style-name="T5">print</text:span><text:span text:style-name="T4">(</text:span><text:span text:style-name="T3">sistema_basado_en_reglas</text:span><text:span text:style-name="T4">(</text:span><text:span text:style-name="T6">"laboral"</text:span><text:span text:style-name="T4">, </text:span><text:span text:style-name="T6">"lluvioso"</text:span><text:span text:style-name="T4">))</text:span><text:line-break/><text:span text:style-name="T5">print</text:span><text:span text:style-name="T4">(</text:span><text:span text:style-name="T3">sistema_basado_en_reglas</text:span><text:span text:style-name="T4">(</text:span><text:span text:style-name="T6">"fin de semana"</text:span><text:span text:style-name="T4">, </text:span><text:span text:style-name="T6">"buen clima"</text:span><text:span text:style-name="T4">))</text:span></text:p>
      <text:p text:style-name="P2"/>
      <text:p text:style-name="P5"/>
      <text:p text:style-name="P5"/>
      <text:p text:style-name="P5"><text:soft-page-break/>b) Indica qué datos son atípicos en este conjunto de datos [1,3,5,7,9,10,12,14,16,18,20]. Ya están ordenados.</text:p>
      <text:p text:style-name="P4"><text:span text:style-name="Strong_20_Emphasis">Q1 (Primer Cuartil):</text:span> Mediana de la primera mitad (1, 3, 5, 7, 9) → Q1=<text:span text:style-name="T8">5</text:span></text:p>
      <text:p text:style-name="P4"><text:span text:style-name="Strong_20_Emphasis">Q3 (Tercer Cuartil):</text:span> Mediana de la segunda mitad (12, 14, 16, 18, 20) → Q3=16.</text:p>
      <text:p text:style-name="P4"><text:span text:style-name="Strong_20_Emphasis">IQR:</text:span> Q3−Q1=16−5=11</text:p>
      <text:p text:style-name="P4">Límite inferior: Q1−1.5⋅IQR=5−1.5⋅11=−11.5</text:p>
      <text:p text:style-name="P4">Límite superior: Q3+1.5⋅IQR=16+1.5⋅11=32.5</text:p>
      <text:p text:style-name="P4"><text:span text:style-name="T8">T</text:span>odos los datos están dentro del rango [−11.5,32.5]</text:p>
      <text:p text:style-name="P4">No hay datos atípicos en este conjunt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060e0b" officeooo:paragraph-rsid="00060e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20:23:26.698000000</meta:creation-date>
    <dc:date>2025-01-08T20:37:06.631000000</dc:date>
    <meta:editing-duration>PT11S</meta:editing-duration>
    <meta:editing-cycles>1</meta:editing-cycles>
    <meta:document-statistic meta:table-count="0" meta:image-count="0" meta:object-count="0" meta:page-count="2" meta:paragraph-count="13" meta:word-count="176" meta:character-count="1224" meta:non-whitespace-character-count="1020"/>
    <meta:generator>LibreOffice/7.1.2.2$Windows_X86_64 LibreOffice_project/8a45595d069ef5570103caea1b71cc9d82b2aae4</meta:generator>
  </office:meta>
</office:document-meta>
</file>